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officeooo:rsid="002e9708" officeooo:paragraph-rsid="002e9708"/>
    </style:style>
    <style:style style:name="P9" style:family="paragraph" style:parent-style-name="Footnote">
      <style:text-properties fo:font-size="10pt" style:font-size-asian="10pt" style:font-size-complex="10pt"/>
    </style:style>
    <style:style style:name="P10" style:family="paragraph" style:parent-style-name="Footnote">
      <style:text-properties fo:font-size="10pt" officeooo:paragraph-rsid="00470dd6" style:font-size-asian="10pt" style:font-size-complex="10pt"/>
    </style:style>
    <style:style style:name="P11" style:family="paragraph" style:parent-style-name="Footnote">
      <style:text-properties officeooo:paragraph-rsid="004a4937"/>
    </style:style>
    <style:style style:name="P12" style:family="paragraph" style:parent-style-name="Footnote">
      <style:text-properties officeooo:rsid="0052d01e" officeooo:paragraph-rsid="0052d01e"/>
    </style:style>
    <style:style style:name="P13" style:family="paragraph" style:parent-style-name="Footnote">
      <style:text-properties officeooo:rsid="00557454" officeooo:paragraph-rsid="00557454"/>
    </style:style>
    <style:style style:name="P14" style:family="paragraph" style:parent-style-name="Footnote">
      <style:text-properties officeooo:rsid="0057c434" officeooo:paragraph-rsid="0057c434"/>
    </style:style>
    <style:style style:name="P15" style:family="paragraph" style:parent-style-name="Footnote">
      <style:text-properties officeooo:rsid="00598a2b" officeooo:paragraph-rsid="00598a2b"/>
    </style:style>
    <style:style style:name="P16" style:family="paragraph" style:parent-style-name="Footnote">
      <style:text-properties officeooo:rsid="005f884c" officeooo:paragraph-rsid="005f884c"/>
    </style:style>
    <style:style style:name="P17" style:family="paragraph" style:parent-style-name="Footnote">
      <style:text-properties fo:color="#000000"/>
    </style:style>
    <style:style style:name="P18"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9" style:family="paragraph" style:parent-style-name="Footnote">
      <style:text-properties officeooo:rsid="006237f2" officeooo:paragraph-rsid="006237f2"/>
    </style:style>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line-height="200%"/>
      <style:text-properties officeooo:rsid="0026933d" officeooo:paragraph-rsid="004ff996"/>
    </style:style>
    <style:style style:name="P22" style:family="paragraph" style:parent-style-name="Standard">
      <style:paragraph-properties fo:line-height="200%"/>
      <style:text-properties officeooo:rsid="0026933d" officeooo:paragraph-rsid="002acc18"/>
    </style:style>
    <style:style style:name="P23" style:family="paragraph" style:parent-style-name="Standard">
      <style:paragraph-properties fo:line-height="200%"/>
      <style:text-properties officeooo:rsid="0026933d" officeooo:paragraph-rsid="005f884c"/>
    </style:style>
    <style:style style:name="P24" style:family="paragraph" style:parent-style-name="Standard">
      <style:paragraph-properties fo:line-height="200%"/>
      <style:text-properties officeooo:rsid="0026933d" officeooo:paragraph-rsid="0026933d"/>
    </style:style>
    <style:style style:name="P25" style:family="paragraph" style:parent-style-name="Standard">
      <style:paragraph-properties fo:line-height="200%"/>
      <style:text-properties officeooo:rsid="0026933d" officeooo:paragraph-rsid="00270f03"/>
    </style:style>
    <style:style style:name="P26" style:family="paragraph" style:parent-style-name="Standard">
      <style:paragraph-properties fo:line-height="200%"/>
      <style:text-properties officeooo:rsid="0026933d" officeooo:paragraph-rsid="00311990"/>
    </style:style>
    <style:style style:name="P27" style:family="paragraph" style:parent-style-name="Standard">
      <style:paragraph-properties fo:line-height="200%"/>
      <style:text-properties officeooo:rsid="0026933d" officeooo:paragraph-rsid="002f9ed5"/>
    </style:style>
    <style:style style:name="P28" style:family="paragraph" style:parent-style-name="Standard">
      <style:paragraph-properties fo:line-height="200%"/>
      <style:text-properties officeooo:rsid="0026933d" officeooo:paragraph-rsid="00598a2b"/>
    </style:style>
    <style:style style:name="P29" style:family="paragraph" style:parent-style-name="Standard">
      <style:paragraph-properties fo:line-height="200%"/>
      <style:text-properties officeooo:rsid="0026933d" officeooo:paragraph-rsid="004bde1e"/>
    </style:style>
    <style:style style:name="P30" style:family="paragraph" style:parent-style-name="Standard">
      <style:paragraph-properties fo:line-height="200%"/>
      <style:text-properties officeooo:rsid="0026933d" officeooo:paragraph-rsid="002e9708"/>
    </style:style>
    <style:style style:name="P31" style:family="paragraph" style:parent-style-name="Standard">
      <style:paragraph-properties fo:line-height="200%"/>
      <style:text-properties officeooo:rsid="001d54b7" officeooo:paragraph-rsid="001d54b7"/>
    </style:style>
    <style:style style:name="P32" style:family="paragraph" style:parent-style-name="Standard">
      <style:paragraph-properties fo:line-height="200%"/>
      <style:text-properties officeooo:rsid="001d54b7" officeooo:paragraph-rsid="003f9d39"/>
    </style:style>
    <style:style style:name="P33" style:family="paragraph" style:parent-style-name="Standard">
      <style:paragraph-properties fo:line-height="200%"/>
      <style:text-properties officeooo:rsid="00557454" officeooo:paragraph-rsid="0040a7d7"/>
    </style:style>
    <style:style style:name="P34" style:family="paragraph" style:parent-style-name="Standard">
      <style:paragraph-properties fo:line-height="200%"/>
      <style:text-properties officeooo:rsid="001e1f59" officeooo:paragraph-rsid="0023cf49"/>
    </style:style>
    <style:style style:name="P35" style:family="paragraph" style:parent-style-name="Standard">
      <style:paragraph-properties fo:line-height="200%"/>
      <style:text-properties officeooo:rsid="001e1f59" officeooo:paragraph-rsid="0024bde3"/>
    </style:style>
    <style:style style:name="P36" style:family="paragraph" style:parent-style-name="Standard">
      <style:paragraph-properties fo:line-height="200%"/>
      <style:text-properties officeooo:rsid="001e1f59" officeooo:paragraph-rsid="001ef77a"/>
    </style:style>
    <style:style style:name="P37" style:family="paragraph" style:parent-style-name="Standard">
      <style:paragraph-properties fo:line-height="200%"/>
      <style:text-properties officeooo:rsid="0042adb7" officeooo:paragraph-rsid="0042adb7"/>
    </style:style>
    <style:style style:name="P38" style:family="paragraph" style:parent-style-name="Standard">
      <style:paragraph-properties fo:line-height="200%"/>
      <style:text-properties officeooo:rsid="00270f03" officeooo:paragraph-rsid="00270f03"/>
    </style:style>
    <style:style style:name="P39" style:family="paragraph" style:parent-style-name="Standard">
      <style:paragraph-properties fo:line-height="200%"/>
      <style:text-properties officeooo:rsid="0028fabc" officeooo:paragraph-rsid="00270f03"/>
    </style:style>
    <style:style style:name="P40" style:family="paragraph" style:parent-style-name="Standard">
      <style:paragraph-properties fo:line-height="200%"/>
      <style:text-properties officeooo:rsid="0028fabc" officeooo:paragraph-rsid="0028fabc"/>
    </style:style>
    <style:style style:name="P41" style:family="paragraph" style:parent-style-name="Standard">
      <style:paragraph-properties fo:line-height="200%"/>
      <style:text-properties officeooo:rsid="0032cc17" officeooo:paragraph-rsid="005fcecd"/>
    </style:style>
    <style:style style:name="P42" style:family="paragraph" style:parent-style-name="Standard">
      <style:paragraph-properties fo:line-height="200%"/>
      <style:text-properties officeooo:rsid="0034c966" officeooo:paragraph-rsid="0034c966"/>
    </style:style>
    <style:style style:name="P43" style:family="paragraph" style:parent-style-name="Title">
      <style:paragraph-properties fo:line-height="200%"/>
      <style:text-properties officeooo:rsid="00557454" officeooo:paragraph-rsid="00557454"/>
    </style:style>
    <style:style style:name="P44" style:family="paragraph" style:parent-style-name="Standard">
      <style:paragraph-properties fo:line-height="200%"/>
      <style:text-properties officeooo:rsid="001d54b7" officeooo:paragraph-rsid="00697e98"/>
    </style:style>
    <style:style style:name="P45" style:family="paragraph" style:parent-style-name="Standard">
      <style:paragraph-properties fo:line-height="200%"/>
      <style:text-properties officeooo:rsid="001d54b7" officeooo:paragraph-rsid="006abeff"/>
    </style:style>
    <style:style style:name="P46" style:family="paragraph" style:parent-style-name="Standard">
      <style:paragraph-properties fo:line-height="200%"/>
      <style:text-properties officeooo:rsid="0040a7d7" officeooo:paragraph-rsid="00697e98"/>
    </style:style>
    <style:style style:name="P47" style:family="paragraph" style:parent-style-name="Standard">
      <style:paragraph-properties fo:line-height="200%"/>
      <style:text-properties officeooo:rsid="001e1f59" officeooo:paragraph-rsid="006c3e98"/>
    </style:style>
    <style:style style:name="P48" style:family="paragraph" style:parent-style-name="Standard">
      <style:paragraph-properties fo:line-height="200%"/>
      <style:text-properties officeooo:rsid="001e1f59" officeooo:paragraph-rsid="006fc5a0"/>
    </style:style>
    <style:style style:name="P49" style:family="paragraph" style:parent-style-name="Standard">
      <style:paragraph-properties fo:line-height="200%"/>
      <style:text-properties officeooo:rsid="001e1f59" officeooo:paragraph-rsid="007493dc"/>
    </style:style>
    <style:style style:name="P50" style:family="paragraph" style:parent-style-name="Standard">
      <style:paragraph-properties fo:line-height="200%"/>
      <style:text-properties officeooo:rsid="001e1f59" officeooo:paragraph-rsid="00753ac4"/>
    </style:style>
    <style:style style:name="P51" style:family="paragraph" style:parent-style-name="Standard">
      <style:paragraph-properties fo:line-height="200%"/>
      <style:text-properties officeooo:rsid="001e1f59" officeooo:paragraph-rsid="00768b22"/>
    </style:style>
    <style:style style:name="P52" style:family="paragraph" style:parent-style-name="Standard">
      <style:paragraph-properties fo:line-height="200%"/>
      <style:text-properties officeooo:rsid="001e1f59" officeooo:paragraph-rsid="007a26ad"/>
    </style:style>
    <style:style style:name="P53" style:family="paragraph" style:parent-style-name="Standard">
      <style:paragraph-properties fo:line-height="200%"/>
      <style:text-properties officeooo:rsid="0026933d" officeooo:paragraph-rsid="007b672d"/>
    </style:style>
    <style:style style:name="P54" style:family="paragraph" style:parent-style-name="Standard">
      <style:paragraph-properties fo:line-height="200%"/>
      <style:text-properties officeooo:rsid="0026933d" officeooo:paragraph-rsid="007c6056"/>
    </style:style>
    <style:style style:name="P55" style:family="paragraph" style:parent-style-name="Standard">
      <style:paragraph-properties fo:line-height="200%"/>
      <style:text-properties officeooo:rsid="0026933d" officeooo:paragraph-rsid="007e4fa5"/>
    </style:style>
    <style:style style:name="P56" style:family="paragraph" style:parent-style-name="Standard">
      <style:paragraph-properties fo:line-height="200%"/>
      <style:text-properties officeooo:rsid="0026933d" officeooo:paragraph-rsid="007feada"/>
    </style:style>
    <style:style style:name="P57" style:family="paragraph" style:parent-style-name="Standard">
      <style:paragraph-properties fo:line-height="200%"/>
      <style:text-properties officeooo:rsid="0026933d" officeooo:paragraph-rsid="00833111"/>
    </style:style>
    <style:style style:name="P58" style:family="paragraph" style:parent-style-name="Footnote">
      <style:text-properties style:font-name="Times New Roman" fo:font-size="10pt" style:font-size-asian="10pt" style:font-size-complex="10pt"/>
    </style:style>
    <style:style style:name="P59" style:family="paragraph" style:parent-style-name="Footnote">
      <style:text-properties fo:font-size="10pt" officeooo:paragraph-rsid="00488d85" style:font-size-asian="10pt" style:font-size-complex="10pt"/>
    </style:style>
    <style:style style:name="P60" style:family="paragraph" style:parent-style-name="Heading_20_1">
      <style:paragraph-properties fo:line-height="200%"/>
    </style:style>
    <style:style style:name="P61" style:family="paragraph" style:parent-style-name="Heading_20_2">
      <style:text-properties officeooo:rsid="006d8ddc" officeooo:paragraph-rsid="006d8dd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officeooo:rsid="001d54b7"/>
    </style:style>
    <style:style style:name="T21" style:family="text">
      <style:text-properties fo:color="#000000" style:font-name="Times New Roman"/>
    </style:style>
    <style:style style:name="T22" style:family="text">
      <style:text-properties fo:color="#000000" style:font-name="Times New Roman" fo:font-style="italic" style:font-style-asian="italic"/>
    </style:style>
    <style:style style:name="T23" style:family="text">
      <style:text-properties fo:color="#000000" style:font-name="Times New Roman" fo:font-style="italic" officeooo:rsid="00483033" style:font-style-asian="italic"/>
    </style:style>
    <style:style style:name="T24" style:family="text">
      <style:text-properties fo:color="#000000" style:font-name="Times New Roman" fo:font-style="italic" officeooo:rsid="002afa8d" style:font-style-asian="italic"/>
    </style:style>
    <style:style style:name="T25" style:family="text">
      <style:text-properties fo:color="#000000" style:font-name="Times New Roman" fo:font-style="normal" style:font-style-asian="normal"/>
    </style:style>
    <style:style style:name="T26" style:family="text">
      <style:text-properties fo:color="#000000" style:font-name="Times New Roman" fo:font-style="normal" officeooo:rsid="00483033" style:font-style-asian="normal"/>
    </style:style>
    <style:style style:name="T27" style:family="text">
      <style:text-properties fo:color="#000000" style:font-name="Times New Roman" fo:font-style="normal" officeooo:rsid="00488d85" style:font-style-asian="normal"/>
    </style:style>
    <style:style style:name="T28" style:family="text">
      <style:text-properties fo:color="#000000" style:font-name="Times New Roman" fo:font-style="normal" officeooo:rsid="002acc18" style:font-style-asian="normal"/>
    </style:style>
    <style:style style:name="T29" style:family="text">
      <style:text-properties fo:color="#000000" officeooo:rsid="004a4937"/>
    </style:style>
    <style:style style:name="T30" style:family="text">
      <style:text-properties fo:color="#000000" officeooo:rsid="005ae9f1"/>
    </style:style>
    <style:style style:name="T31" style:family="text">
      <style:text-properties fo:color="#000000" officeooo:rsid="0032cc17"/>
    </style:style>
    <style:style style:name="T32" style:family="text">
      <style:text-properties fo:color="#000000" officeooo:rsid="005c311c"/>
    </style:style>
    <style:style style:name="T33" style:family="text">
      <style:text-properties officeooo:rsid="001e1f59"/>
    </style:style>
    <style:style style:name="T34" style:family="text">
      <style:text-properties officeooo:rsid="001e6eba"/>
    </style:style>
    <style:style style:name="T35" style:family="text">
      <style:text-properties fo:font-style="italic" style:font-style-asian="italic" style:font-style-complex="italic"/>
    </style:style>
    <style:style style:name="T36" style:family="text">
      <style:text-properties fo:font-style="italic" officeooo:rsid="001e6eba" style:font-style-asian="italic" style:font-style-complex="italic"/>
    </style:style>
    <style:style style:name="T37" style:family="text">
      <style:text-properties fo:font-style="italic" officeooo:rsid="00375031" style:font-style-asian="italic" style:font-style-complex="italic"/>
    </style:style>
    <style:style style:name="T38" style:family="text">
      <style:text-properties fo:font-style="italic" officeooo:rsid="003c7e46" style:font-style-asian="italic" style:font-style-complex="italic"/>
    </style:style>
    <style:style style:name="T39" style:family="text">
      <style:text-properties fo:font-style="italic" officeooo:rsid="00611da9" style:font-style-asian="italic" style:font-style-complex="italic"/>
    </style:style>
    <style:style style:name="T40" style:family="text">
      <style:text-properties fo:font-style="italic" officeooo:rsid="006fc5a0" style:font-style-asian="italic" style:font-style-complex="italic"/>
    </style:style>
    <style:style style:name="T41" style:family="text">
      <style:text-properties fo:font-style="italic" officeooo:rsid="0072b051"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1e6eba" style:font-style-asian="normal" style:font-style-complex="normal"/>
    </style:style>
    <style:style style:name="T44" style:family="text">
      <style:text-properties fo:font-style="normal" officeooo:rsid="001ef77a" style:font-style-asian="normal" style:font-style-complex="normal"/>
    </style:style>
    <style:style style:name="T45" style:family="text">
      <style:text-properties fo:font-style="normal" officeooo:rsid="002010f8" style:font-style-asian="normal" style:font-style-complex="normal"/>
    </style:style>
    <style:style style:name="T46" style:family="text">
      <style:text-properties fo:font-style="normal" officeooo:rsid="002acc18" style:font-style-asian="normal" style:font-style-complex="normal"/>
    </style:style>
    <style:style style:name="T47" style:family="text">
      <style:text-properties fo:font-style="normal" officeooo:rsid="002afa8d" style:font-style-asian="normal" style:font-style-complex="normal"/>
    </style:style>
    <style:style style:name="T48" style:family="text">
      <style:text-properties fo:font-style="normal" officeooo:rsid="00403c93" style:font-style-asian="normal" style:font-style-complex="normal"/>
    </style:style>
    <style:style style:name="T49" style:family="text">
      <style:text-properties fo:font-style="normal" officeooo:rsid="00415a0f" style:font-style-asian="normal" style:font-style-complex="normal"/>
    </style:style>
    <style:style style:name="T50" style:family="text">
      <style:text-properties fo:font-style="normal" officeooo:rsid="0041d52b" style:font-style-asian="normal" style:font-style-complex="normal"/>
    </style:style>
    <style:style style:name="T51" style:family="text">
      <style:text-properties fo:font-style="normal" officeooo:rsid="00438523" style:font-style-asian="normal" style:font-style-complex="normal"/>
    </style:style>
    <style:style style:name="T52" style:family="text">
      <style:text-properties fo:font-style="normal" officeooo:rsid="0044aa35" style:font-style-asian="normal" style:font-style-complex="normal"/>
    </style:style>
    <style:style style:name="T53" style:family="text">
      <style:text-properties fo:font-style="normal" officeooo:rsid="00488d85" style:font-style-asian="normal" style:font-style-complex="normal"/>
    </style:style>
    <style:style style:name="T54" style:family="text">
      <style:text-properties fo:font-style="normal" officeooo:rsid="00700405" style:font-style-asian="normal" style:font-style-complex="normal"/>
    </style:style>
    <style:style style:name="T55" style:family="text">
      <style:text-properties fo:font-style="normal" officeooo:rsid="0072b051" style:font-style-asian="normal" style:font-style-complex="normal"/>
    </style:style>
    <style:style style:name="T56" style:family="text">
      <style:text-properties fo:font-style="normal" officeooo:rsid="007493dc" style:font-style-asian="normal" style:font-style-complex="normal"/>
    </style:style>
    <style:style style:name="T57" style:family="text">
      <style:text-properties fo:font-style="normal" officeooo:rsid="00750970" style:font-style-asian="normal" style:font-style-complex="normal"/>
    </style:style>
    <style:style style:name="T58" style:family="text">
      <style:text-properties fo:font-style="normal" officeooo:rsid="00753ac4" style:font-style-asian="normal" style:font-style-complex="normal"/>
    </style:style>
    <style:style style:name="T59" style:family="text">
      <style:text-properties fo:font-style="normal" officeooo:rsid="00774836" style:font-style-asian="normal" style:font-style-complex="normal"/>
    </style:style>
    <style:style style:name="T60" style:family="text">
      <style:text-properties fo:font-style="normal" officeooo:rsid="00790e1b" style:font-style-asian="normal" style:font-style-complex="normal"/>
    </style:style>
    <style:style style:name="T61" style:family="text">
      <style:text-properties fo:font-style="normal" officeooo:rsid="007a26ad" style:font-style-asian="normal" style:font-style-complex="normal"/>
    </style:style>
    <style:style style:name="T62" style:family="text">
      <style:text-properties fo:font-style="normal" officeooo:rsid="007ac8b3" style:font-style-asian="normal" style:font-style-complex="normal"/>
    </style:style>
    <style:style style:name="T63" style:family="text">
      <style:text-properties officeooo:rsid="00270f03"/>
    </style:style>
    <style:style style:name="T64" style:family="text">
      <style:text-properties officeooo:rsid="0028fabc"/>
    </style:style>
    <style:style style:name="T65" style:family="text">
      <style:text-properties officeooo:rsid="002acc18"/>
    </style:style>
    <style:style style:name="T66" style:family="text">
      <style:text-properties officeooo:rsid="002b35f1"/>
    </style:style>
    <style:style style:name="T67" style:family="text">
      <style:text-properties officeooo:rsid="002f9ed5"/>
    </style:style>
    <style:style style:name="T68" style:family="text">
      <style:text-properties officeooo:rsid="0034c966"/>
    </style:style>
    <style:style style:name="T69" style:family="text">
      <style:text-properties officeooo:rsid="00355bbc"/>
    </style:style>
    <style:style style:name="T70" style:family="text">
      <style:text-properties officeooo:rsid="00375031"/>
    </style:style>
    <style:style style:name="T71" style:family="text">
      <style:text-properties officeooo:rsid="0038d5a7"/>
    </style:style>
    <style:style style:name="T72" style:family="text">
      <style:text-properties officeooo:rsid="003c7e46"/>
    </style:style>
    <style:style style:name="T73" style:family="text">
      <style:text-properties officeooo:rsid="003f9d39"/>
    </style:style>
    <style:style style:name="T74" style:family="text">
      <style:text-properties officeooo:rsid="0040a7d7"/>
    </style:style>
    <style:style style:name="T75" style:family="text">
      <style:text-properties officeooo:rsid="0045ca8e"/>
    </style:style>
    <style:style style:name="T76" style:family="text">
      <style:text-properties style:text-position="super 58%" officeooo:rsid="002f9ed5"/>
    </style:style>
    <style:style style:name="T77" style:family="text">
      <style:text-properties officeooo:rsid="004e9b94"/>
    </style:style>
    <style:style style:name="T78" style:family="text">
      <style:text-properties officeooo:rsid="00557454"/>
    </style:style>
    <style:style style:name="T79" style:family="text">
      <style:text-properties officeooo:rsid="0055e74c"/>
    </style:style>
    <style:style style:name="T80" style:family="text">
      <style:text-properties fo:color="#800000" style:font-name="Times New Roman" fo:font-style="normal" officeooo:rsid="00483033" style:font-style-asian="normal"/>
    </style:style>
    <style:style style:name="T81" style:family="text">
      <style:text-properties officeooo:rsid="005755ee"/>
    </style:style>
    <style:style style:name="T82" style:family="text">
      <style:text-properties officeooo:rsid="005f884c"/>
    </style:style>
    <style:style style:name="T83" style:family="text">
      <style:text-properties officeooo:rsid="005fcecd"/>
    </style:style>
    <style:style style:name="T84" style:family="text">
      <style:text-properties officeooo:rsid="0064a4cc"/>
    </style:style>
    <style:style style:name="T85" style:family="text">
      <style:text-properties officeooo:rsid="00674a48"/>
    </style:style>
    <style:style style:name="T86" style:family="text">
      <style:text-properties officeooo:rsid="0068c30b"/>
    </style:style>
    <style:style style:name="T87" style:family="text">
      <style:text-properties officeooo:rsid="00697e98"/>
    </style:style>
    <style:style style:name="T88" style:family="text">
      <style:text-properties officeooo:rsid="006abeff"/>
    </style:style>
    <style:style style:name="T89" style:family="text">
      <style:text-properties officeooo:rsid="006c3e98"/>
    </style:style>
    <style:style style:name="T90" style:family="text">
      <style:text-properties officeooo:rsid="00700405"/>
    </style:style>
    <style:style style:name="T91" style:family="text">
      <style:text-properties officeooo:rsid="00750970"/>
    </style:style>
    <style:style style:name="T92" style:family="text">
      <style:text-properties officeooo:rsid="00768b22"/>
    </style:style>
    <style:style style:name="T93" style:family="text">
      <style:text-properties officeooo:rsid="007ac8b3"/>
    </style:style>
    <style:style style:name="T94" style:family="text">
      <style:text-properties officeooo:rsid="007b672d"/>
    </style:style>
    <style:style style:name="T95" style:family="text">
      <style:text-properties officeooo:rsid="007c6056"/>
    </style:style>
    <style:style style:name="T96" style:family="text">
      <style:text-properties officeooo:rsid="007effc7"/>
    </style:style>
    <style:style style:name="T97" style:family="text">
      <style:text-properties officeooo:rsid="00811912"/>
    </style:style>
    <style:style style:name="T98" style:family="text">
      <style:text-properties officeooo:rsid="0084d6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Weed Control <text:span text:style-name="T79">Chemicals</text:span></text:p>
      <text:p text:style-name="P45">Although the <text:span text:style-name="T82">literature review demonstrated that the</text:span> historiography concerning the use of garden chemicals in Britain <text:span text:style-name="T78">is </text:span>distinctly lacking, there are plenty of practical gardening books, magazines <text:span text:style-name="T73">and newspaper columns </text:span>that can help <text:span text:style-name="T73">shed light on the use of garden chemicals between the 1930s and the 1980s</text:span>. <text:span text:style-name="T87">The choice of sources, as ever, can change the conclusions drawn. For instance, </text:span>Jane Fearnley-Whittingstall asserts that <text:span text:style-name="T86">chemical </text:span>weed killers did not exist before 1939 <text:span text:style-name="T73">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87">This more likely reflects the attitudes, and means available at the time, of the individual gardener who compiled that notebook, rather than the general accessibility and use of weedkillers. When other less personal sources are examined, </text:span>it is quite clear from <text:span text:style-name="T74">magazine </text:span>adverts for weed killer and descriptions in gardening books that they most certainly did. <text:span text:style-name="T73">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44"/>
      <text:p text:style-name="P44">A booklet about lawns published in 1899 by Sutton and Son seed merchants, carried adverts for a selection of specialised <text:span text:style-name="T87">mechanical </text:span>weed removal tools, but <text:span text:style-name="T33">for dealing with individual weeds </text:span>it also promoted <text:span text:style-name="T86">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0">Sutton &amp; </text:span><text:span text:style-name="T1">Son, </text:span><text:span text:style-name="T5">Lawns</text:span><text:span text:style-name="T7">. <text:s/>London: Simpkin, Marshall, Hamilton, Kent &amp; Co. Ltd, 1899. </text:span><text:span text:style-name="T8">p25</text:span></text:p></text:note-body></text:note> <text:span text:style-name="T79">These unnamed weed destroyers indicate that</text:span> the expected readership <text:span text:style-name="T79">of these booklets</text:span> would be familiar with the concept of the products alluded to. <text:span text:style-name="T82">The</text:span> <text:span text:style-name="T82">suggestions</text:span> <text:span text:style-name="T87">to use </text:span>salt and acids neatly demonstrates how domestic <text:soft-page-break/>chemicals would be expected to fulfil a multitude of roles, and be handled by different users, <text:span text:style-name="T33">because they are not dedicated weedkillers like the liquid weed destroyer is. </text:span><text:s/></text:p>
      <text:p text:style-name="P44"/>
      <text:p text:style-name="P45"><text:span text:style-name="T88">So far, the discussion has been all on weedkillers, and despite the fact that chemicals were and contintue to be used in the garden to control insect pests or fungal problems, as well as to 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span></text:p>
      <text:p text:style-name="P33"/>
      <text:p text:style-name="P46"><text:span text:style-name="T85">These three chemicals were all used to kill weeds, but their differing properties meant that gardeners selected them according to the weed's type and location, while considering what the gardener subsequently wanted to do in that area. </text:span>Sulphate of ammonia was in widespread use since the 1920s, and is included because of its arrival on the market <text:span text:style-name="T85">around 1913 </text:span>as <text:span text:style-name="T85">the active ingredient of </text:span>proprietary branded mixtures <text:span text:style-name="T85">known as lawn sand. Both sulphate of ammonia and lawn sand</text:span> continued to be available <text:span text:style-name="T85">throughout the time period that this thesis covers (even to the present day), this coexistence demonstrates a demand from users for both options, as well as acting as an anomaly in this these of a chemical that does not appear to have been criminally misused.</text:span> <text:span text:style-name="T85">Garden use of s</text:span>odium chlorate began in the 1930s, and was always referred to by its chemical name. Paraquat was introduced in the 1960s, and although <text:span text:style-name="T86">it </text:span>was only available as branded products from a very limited number of <text:span text:style-name="T86">manufacturers</text:span>, it was always referred to by its chemical name. Misuse of sodium chlorate and paraquat led to both these chemicals facing restrictions on sale, then total bans. <text:span text:style-name="T82">Now I will move the discussion on to a closer look at each of the chemicals for this case study, </text:span><text:soft-page-break/><text:span text:style-name="T82">starting with sulphate of ammonia.</text:span></text:p>
      <text:p text:style-name="P31"/>
      <text:p text:style-name="P32"><text:span text:style-name="T86">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instance,</text:span> </text:p>
      <text:p text:style-name="P31"/>
      <text:h text:style-name="P60" text:outline-level="1">Sulphate of ammonia <text:span text:style-name="T83">and Lawn Sand</text:span></text:h>
      <text:p text:style-name="P47"><text:span text:style-name="T89">Before the introduction of selective weedkillers onto the amateur market, a grand claim was made about sulphate of ammonia, when it was declared "probably the most important chemical agent for weed destruction".</text:span><text:span text:style-name="T89"><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89">The context of this statement should be explained, it came from a manual about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61" text:outline-level="2">Where did ammonium sulphate come from?</text:h>
      <text:p text:style-name="P49"><text:span text:style-name="T89">Ammonium sulphate has been linked to the industrial age as a by-product of the coal-gas industry,</text:span><text:span text:style-name="T89"><text:note text:id="ftn0"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89"> but it was also produced by Imperial Chemical Industries. A white crystalline substance, to the domestic user it appears visually similar to coarse sea salt. </text:span><text:span text:style-name="T40">More on this </text:span><text:span text:style-name="T89">Predominantly used as a fertiliser, the same properties that make plants grow can also be harnessed to kill them. </text:span><text:span text:style-name="T51">Thus, sulphate of ammonia </text:span><text:span text:style-name="T60">could be called on for</text:span><text:span text:style-name="T51"> double duty in the garden, and appear</text:span><text:span text:style-name="T60">ed</text:span><text:span text:style-name="T51"> in recipes for </text:span><text:soft-page-break/><text:span text:style-name="T51">both weedkillers as well as fertilising mixtures, </text:span><text:span text:style-name="T56">and</text:span><text:span text:style-name="T52"> explains why Fisons' advertise</text:span><text:span text:style-name="T60">d</text:span><text:span text:style-name="T52"> lawn sand under the banner of fertilisers.</text:span></text:p>
      <text:h text:style-name="P61" text:outline-level="2">How did users find out about it?</text:h>
      <text:p text:style-name="P52"><text:span text:style-name="T90">What is interesting about the use of ammonium sulphate in domestic gardens is that it appears to have first entered this arena as lawn sand, rather than as sulphate of ammonia. Commercial, branded, ready mixed, convenient lawn sand, where users could not casually discern the ingredients or mode of action by simply looking at the product, nor perusing the sales advertisements or packaging information, was advertised in newspaper classified small adverts from 1913.</text:span><text:span text:style-name="T50"><text:note text:id="ftn5" text:note-class="footnote"><text:note-citation>5</text:note-citation><text:note-body><text:p text:style-name="Footnote"><text:span text:style-name="T1">"Garden Requisites and Produce." </text:span><text:span text:style-name="T5">The Times</text:span><text:span text:style-name="T7">, 04/01/1913 1913, 1.</text:span></text:p></text:note-body></text:note></text:span><text:span text:style-name="T50"> </text:span><text:span text:style-name="T41">The Times</text:span><text:span text:style-name="T55"> carried s</text:span><text:span text:style-name="T49">tories of </text:span><text:span text:style-name="T50">other </text:span><text:span text:style-name="T43">proprietary lawn sands </text:span><text:span text:style-name="T55">which </text:span><text:span text:style-name="T48">won</text:span><text:span text:style-name="T43"> awards at </text:span><text:span text:style-name="T61">the Royal Horticultural Society's </text:span><text:span text:style-name="T43">Chelsea flower show in 1913</text:span><text:span text:style-name="T43"><text:note text:id="ftn6" text:note-class="footnote"><text:note-citation>6</text:note-citation><text:note-body><text:p text:style-name="P2"><text:span text:style-name="T1">"Close of the Chelsea Flower Show." </text:span><text:span text:style-name="T5">The Times</text:span><text:span text:style-name="T7">, 23/05/1913 1913, 6.</text:span></text:p></text:note-body></text:note></text:span><text:span text:style-name="T43"> and 1914.</text:span><text:span text:style-name="T43"><text:note text:id="ftn7" text:note-class="footnote"><text:note-citation>7</text:note-citation><text:note-body><text:p text:style-name="P2"><text:span text:style-name="T1">"Success of the Flower Show." </text:span><text:span text:style-name="T5">The Times</text:span><text:span text:style-name="T7">, 22/05/1914 1914, 5.</text:span></text:p></text:note-body></text:note></text:span><text:span text:style-name="T43"> </text:span><text:span text:style-name="T61">RHS members and non-members who visited the show would have seen a variety of novel</text:span><text:span text:style-name="T48"> products </text:span><text:span text:style-name="T61">to aid gardeners</text:span><text:span text:style-name="T48">, </text:span><text:span text:style-name="T61">as well as plant specimens and techniques</text:span><text:span text:style-name="T48"> </text:span><text:span text:style-name="T61">exhibited there. This</text:span><text:span text:style-name="T48"> </text:span><text:span text:style-name="T55">provi</text:span><text:span text:style-name="T61">des</text:span><text:span text:style-name="T55"> strong evidence </text:span><text:span text:style-name="T48">that this is when lawn sand became </text:span><text:span text:style-name="T50">widely </text:span><text:span text:style-name="T48">available to the gardening publi</text:span><text:span text:style-name="T55">c. </text:span><text:span text:style-name="T61">However, this merely presented lawn sand, rather than ammonium sulphate, as the solution to gardeners weed problems. </text:span></text:p>
      <text:h text:style-name="P61" text:outline-level="2">What did users understand about how it worked?</text:h>
      <text:p text:style-name="P48"><text:span text:style-name="T91">In a 1912 text book for agriculturalists, ammonium sulphate was explained as killing weeds not through being poisonous, but by scorching the plant through drawing water from the leaf by osmosis.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91"><text:note text:id="ftn4" text:note-class="footnote"><text:note-citation>8</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91"> </text:span></text:p>
      <text:p text:style-name="P50"/>
      <text:p text:style-name="P50"><text:span text:style-name="T61">T</text:span><text:span text:style-name="T57">his </text:span><text:span text:style-name="T53">information did not rapidly transfer to domestic gardeners, </text:span><text:span text:style-name="T57">who in the early days </text:span><text:span text:style-name="T61">of lawn sand </text:span><text:soft-page-break/><text:span text:style-name="T61">use </text:span><text:span text:style-name="T57">were still in the dark about the components of </text:span><text:span text:style-name="T61">the product</text:span><text:span text:style-name="T53">. Books for this amateur audience </text:span><text:span text:style-name="T61">did not help illuminate the users when they offered</text:span><text:span text:style-name="T53"> vague descriptions of lawn sand, </text:span><text:span text:style-name="T61">such as</text:span><text:span text:style-name="T53"> "impregnated with chemicals of a caustic nature". <text:s/></text:span><text:span text:style-name="T56">Nevertheless, </text:span><text:span text:style-name="T57">garden </text:span><text:span text:style-name="T56">book</text:span><text:span text:style-name="T57">s</text:span><text:span text:style-name="T56"> set out to demystify the </text:span><text:span text:style-name="T57">lawn sand </text:span><text:span text:style-name="T56">user in the hope that they would use the right amount for their situation, but did not give a recipe for making up the mixture at home.</text:span><text:span text:style-name="T56"><text:note text:id="ftn9" text:note-class="footnote"><text:note-citation>9</text:note-citation><text:note-body><text:p text:style-name="P59"><text:span text:style-name="T21">Macself, A. J. </text:span><text:span text:style-name="T22">Grass: A New and Thoroughly Practic</text:span><text:span text:style-name="T23">a</text:span><text:span text:style-name="T22">l Book on Grass for Ornamental Lawns and All Purposes of Sports and Games</text:span><text:span text:style-name="T25">. <text:s/>London: Cecil Palmer, 1924. <text:s/></text:span><text:span text:style-name="T27">p101</text:span></text:p></text:note-body></text:note></text:span><text:span text:style-name="T56"> </text:span><text:span text:style-name="T58">The 'invisibility' of </text:span><text:span text:style-name="T59">the chemical constituents</text:span><text:span text:style-name="T58"> in branded lawn sands, caused p</text:span><text:span text:style-name="T53">roprietors</text:span><text:span text:style-name="T42"> of lawn sand </text:span><text:span text:style-name="T62">to be</text:span><text:span text:style-name="T54"> viewed </text:span><text:span text:style-name="T42">with </text:span><text:span text:style-name="T56">suspicion</text:span><text:span text:style-name="T42">, due to their lack of explanation to consumers about how the product would work </text:span><text:span text:style-name="T56">and causing </text:span><text:span text:style-name="T42">users </text:span><text:span text:style-name="T56">to </text:span><text:span text:style-name="T42">buy much more than necessary. </text:span><text:span text:style-name="T43">A </text:span><text:span text:style-name="T45">1922</text:span><text:span text:style-name="T43"> </text:span><text:span text:style-name="T46">newspaper </text:span><text:span text:style-name="T43">article described lawn sand as </text:span><text:span text:style-name="T44">"</text:span><text:span text:style-name="T43">shrouded in mystery to the profit of its vendors</text:span><text:span text:style-name="T44">"</text:span><text:span text:style-name="T43">, and proceeded to explain that </text:span><text:span text:style-name="T47">the active component is </text:span><text:span text:style-name="T43">sulphate of ammonia </text:span><text:span text:style-name="T47">but that this</text:span><text:span text:style-name="T43"> would be hard to spread evenly over a lawn so is mixed with fine sand to facilitate it. </text:span><text:span text:style-name="T47">The article also </text:span><text:span text:style-name="T43">gave a formula for this </text:span><text:span text:style-name="T58">simple</text:span><text:span text:style-name="T43"> mixture </text:span><text:span text:style-name="T47">and</text:span><text:span text:style-name="T43"> implied that the proprietary versions had another </text:span><text:span text:style-name="T47">unidentified</text:span><text:span text:style-name="T43"> component, </text:span><text:span text:style-name="T47">which made</text:span><text:span text:style-name="T43"> them "valuable manures as well as weed destroyers".</text:span><text:span text:style-name="T43"><text:note text:id="ftn8"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43"> </text:span><text:span text:style-name="T51">In fact, the ammonium sulphate itself can act as a manure, by </text:span><text:span text:style-name="T62">releasing</text:span><text:span text:style-name="T51"> nitrogen </text:span><text:span text:style-name="T62">into the soil</text:span><text:span text:style-name="T51"> as the ammonia is broken down. </text:span></text:p>
      <text:p text:style-name="P34"/>
      <text:p text:style-name="P34"><text:span text:style-name="T93">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36">The Times</text:span><text:span text:style-name="T34"> by Fisons, MacDonalds. <text:s/></text:span></text:p>
      <text:h text:style-name="P61" text:outline-level="2">How was it used?</text:h>
      <text:p text:style-name="P52"><text:span text:style-name="T89">Sulphate of ammonia could be applied "neat" to individual weeds, as could lawn sand, but for use </text:span><text:soft-page-break/><text:span text:style-name="T89">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span></text:p>
      <text:p text:style-name="P52"/>
      <text:p text:style-name="P52"><text:span text:style-name="T89">Lawn sand did not need any special equipment to apply it, as it could be sprinkled on by hand. As ammonium sulphate is not a poisonous substance, unlike arsenical weedkillers, it could be used without potential harm to the user, either in handling it or in the residues left in the garden. One of the lawn care manuals suggested constructing a shaker by perforating the lid of a tin can,</text:span><text:span text:style-name="T89"><text:note text:id="ftn10" text:note-class="footnote"><text:note-citation>11</text:note-citation><text:note-body><text:p text:style-name="P9"><text:span text:style-name="T21">Macself, </text:span><text:span text:style-name="T25">1924. </text:span><text:span text:style-name="T26">P</text:span><text:span text:style-name="T80">AGE NO</text:span></text:p></text:note-body></text:note></text:span><text:span text:style-name="T89"> and by 1931, a dedicated conical distributor which dropped a little of the sand onto the weed was in use,</text:span><text:span text:style-name="T89"><text:note text:id="ftn11" text:note-class="footnote"><text:note-citation>12</text:note-citation><text:note-body><text:p text:style-name="P10"><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89"> but these speak more of the appeal (often to men) of gadgets that can accompany gardening, rather than any necessity attributable to the chemical's properties. </text:span></text:p>
      <text:p text:style-name="P51"/>
      <text:p text:style-name="P51"><text:span text:style-name="T92">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92"><text:note text:id="ftn12" text:note-class="footnote"><text:note-citation>13</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92"> and this message was reasserted in 1986 with the </text:span><text:soft-page-break/><text:span text:style-name="T92">extra detail that there were weeds on which selective weedkillers were ineffective.</text:span><text:span text:style-name="T92"><text:note text:id="ftn13" text:note-class="footnote"><text:note-citation>14</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92">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he convenience of buying a ready mixed product when they need it, and those who preferred to make it up as required, which could generally be done more economically. </text:span></text:p>
      <text:p text:style-name="P35"/>
      <text:p text:style-name="P37">More on the sale of sulphate of ammonia?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60" text:outline-level="1"><text:soft-page-break/>Sodium chlorate</text:h>
      <text:p text:style-name="P21">As <text:span text:style-name="T94">an alternative to</text:span> lawn sand, sodium chlorate was also recommended by gardening manuals, <text:span text:style-name="T97">magazines and newspaper gardening </text:span>advice columns <text:span text:style-name="T83">for killing isolated weeds but</text:span> <text:span text:style-name="T94">its long lasting effects could cause prevent anything from growing in the treated spot. This meant that sodium chlorate </text:span>was singled out as particularly effective for clearing weeds from paths and <text:span text:style-name="T94">other areas that the user intentionally wanted to keep barren</text:span>. <text:span text:style-name="T94">During the early 1930s, sodium chlorate was employed on an industrial scale by agriculturalists, particularly for clearing land of ragwort which is poisonous to cattle, sheep, horses and pigs. The practice of using sodium chlorate was described in </text:span><text:span text:style-name="T37">The Times</text:span><text:span text:style-name="T70"> farming column as originating in New Zealand where the NZ board of agriculture conducted trials with sodium and calcium chlorate.</text:span><text:span text:style-name="T70"><text:note text:id="ftn14" text:note-class="footnote"><text:note-citation>15</text:note-citation><text:note-body><text:p text:style-name="P20"><text:span text:style-name="T2">"Farming Notes and Comments." </text:span><text:span text:style-name="T3">The Times </text:span><text:span text:style-name="T4"><text:s/>(19/01/1931): 18.</text:span></text:p></text:note-body></text:note></text:span><text:span text:style-name="T70"> It was quickly seized on in that paper's gardening column as an alternative to arsenical weed-killers "of evil repute".</text:span><text:span text:style-name="T70"><text:note text:id="ftn15" text:note-class="footnote"><text:note-citation>16</text:note-citation><text:note-body><text:p text:style-name="P20"><text:span text:style-name="T2">"Garden Notes." </text:span><text:span text:style-name="T3">The Times </text:span><text:span text:style-name="T4"><text:s/>(09/07/1932/ 1932): 13.</text:span></text:p></text:note-body></text:note></text:span><text:span text:style-name="T70"> </text:span></text:p>
      <text:p text:style-name="P21"/>
      <text:p text:style-name="P21">Sodium chlorate was introduced to the readers of the National Allotment Society's journal in a 1934 article about tidily kept allotments (unkempt allotments were a major bugbear of the society).<text:note text:id="ftn16" text:note-class="footnote"><text:note-citation>17</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7" text:note-class="footnote"><text:note-citation>18</text:note-citation><text:note-body><text:p text:style-name="P2"><text:span text:style-name="T1">"A Wonderful Weed-Killer (Continued)." </text:span><text:span text:style-name="T5">National Allotments Journal</text:span><text:span text:style-name="T7">, no. 23 (1935): 19-21.</text:span></text:p></text:note-body></text:note> <text:span text:style-name="T65">This was not surprising, as the "foreign product"</text:span><text:span text:style-name="T65"><text:note text:id="ftn18" text:note-class="footnote"><text:note-citation>19</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65"> was only imported to Britain.</text:span> </text:p>
      <text:p text:style-name="P21"/>
      <text:p text:style-name="P53"><text:span text:style-name="T77">Albright &amp; Wilson's Oldbury Electro-Chemical Company produced sodium chlorate at Niagra Falls from 1902,</text:span><text:span text:style-name="T77"><text:note text:id="ftn19" text:note-class="footnote"><text:note-citation>20</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77"> making use of the hydro power available there to run electric furnaces.</text:span><text:span text:style-name="T77"><text:note text:id="ftn20" text:note-class="footnote"><text:note-citation>21</text:note-citation><text:note-body><text:p text:style-name="P18">Podger (2002) p8</text:p></text:note-body></text:note></text:span><text:span text:style-name="T77"> Albright &amp; </text:span><text:soft-page-break/><text:span text:style-name="T77">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77"><text:note text:id="ftn21" text:note-class="footnote"><text:note-citation>22</text:note-citation><text:note-body><text:p text:style-name="P12">Podger (2002) p15</text:p></text:note-body></text:note></text:span><text:span text:style-name="T77"> This information about who manufactured the chemical and where, suggests that Albright and Wilson initially dominated the sodium chlorate market and that when those first gardeners want to use it, it was this company who supplied the chemical. </text:span></text:p>
      <text:p text:style-name="P53"/>
      <text:p text:style-name="P53"><text:span text:style-name="T94">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94"><text:note text:id="ftn22" text:note-class="footnote"><text:note-citation>23</text:note-citation><text:note-body><text:p text:style-name="P4"><text:span text:style-name="T12">P</text:span><text:span text:style-name="T7">odger (2002) p15</text:span></text:p></text:note-body></text:note></text:span><text:span text:style-name="T94"> but does not comment on why or how this came about. It is likely that this growth is associated with the positive results shown in agricultural trials, as farmers would have been large consumers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text:span></text:p>
      <text:p text:style-name="P22"/>
      <text:p text:style-name="P54"><text:span text:style-name="T95">In 1935, it was reported in The Daily Mail that Staveley's Coal and Iron Company were to build Britain's first sodium chlorate manufacturing plant, allowing it to compete with Colonial and Continental manufacturers.</text:span><text:span text:style-name="T95"><text:note text:id="ftn24" text:note-class="footnote"><text:note-citation>24</text:note-citation><text:note-body><text:p text:style-name="Footnote"><text:span text:style-name="T21">"Staveley's New Venture." </text:span><text:span text:style-name="T22">The </text:span><text:span text:style-name="T24">Daily Mail</text:span><text:span text:style-name="T25">, 28 September 1935. </text:span><text:span text:style-name="T28">p2</text:span></text:p></text:note-body></text:note></text:span><text:span text:style-name="T95"> The decision to do this in 1935 shows that the company thought they were missing out on a slice of a market that had grown quickly and shown itself to be lucrative, </text:span><text:soft-page-break/><text:span text:style-name="T95">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54"/>
      <text:p text:style-name="P54"><text:span text:style-name="T95">The same year that Britain's first sodium chlorate plant was announced, 1935,</text:span>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6" text:note-class="footnote"><text:note-citation>25</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81">the </text:span>importers in <text:span text:style-name="T81">hundredweights</text:span><text:span text:style-name="T81"><text:note text:id="ftn27" text:note-class="footnote"><text:note-citation>26</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81"> (8 stone, or 50kg)</text:span> <text:span text:style-name="T75">which</text:span> was too expensive and too large a quantity even for an allotment association clubbing together. </text:p>
      <text:p text:style-name="P23"/>
      <text:p text:style-name="P57"><text:span text:style-name="T95">Staveley's encountered problems setting up the plant, but it was operational by 1938.</text:span><text:span text:style-name="T95"><text:note text:id="ftn25" text:note-class="footnote"><text:note-citation>27</text:note-citation><text:note-body><text:p text:style-name="P2"><text:span text:style-name="T1">"Staveley Coal &amp; Iron Company." </text:span><text:span text:style-name="T5">The Times</text:span><text:span text:style-name="T7">, 27.09.1938, 20.</text:span></text:p></text:note-body></text:note></text:span><text:span text:style-name="T95"> By 1940, sodium chlorate was more widely available to domestic users packaged in domestically appropriate quantities, including through Boot's who called themselves "The Gardeners Chemist".</text:span><text:span text:style-name="T95"><text:note text:id="ftn28" text:note-class="footnote"><text:note-citation>28</text:note-citation><text:note-body><text:p text:style-name="P7">Display advertising, <text:span text:style-name="T35">The Daily Mail</text:span><text:span text:style-name="T42">, 27.04.40. p9</text:span></text:p></text:note-body></text:note></text:span><text:span text:style-name="T95"> However, throughout the 1940s agricultural users expressed anxiety that they faced a shortage of sodium chlorate,</text:span><text:span text:style-name="T95"><text:note text:id="ftn29" text:note-class="footnote"><text:note-citation>29</text:note-citation><text:note-body><text:p text:style-name="P16">"Sodium chlorate" HC Deb 19 November 1945 vol 416 cc25-6; "Sodium chlorate" HC Deb 11 November 1948 vol 457 c1717; <text:s/>"Sodium chlorate supplies" HC Deb 15 March 1949 vol 462 cc171-2W</text:p></text:note-body></text:note></text:span><text:span text:style-name="T95"> despite British production and continued imports of the chemical from France, Italy, Poland and Norway.</text:span><text:span text:style-name="T95"><text:note text:id="ftn30" text:note-class="footnote"><text:note-citation>30</text:note-citation><text:note-body><text:p text:style-name="P16">"Sodium chlorate" HC Deb 21 February 1949 vol 461 cc231-2W</text:p></text:note-body></text:note></text:span><text:span text:style-name="T95"> 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text:span><text:soft-page-break/><text:span text:style-name="T95">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p>
      <text:p text:style-name="P55"/>
      <text:p text:style-name="P56"><text:span text:style-name="T96">Boots' sodium chlorate was simply sold under the plain chemical name, but it was also available under brand names, such as "Eureka" sodium chlorate from Tomlinson &amp; Haward Ltd</text:span><text:span text:style-name="T96"><text:note text:id="ftn32" text:note-class="footnote"><text:note-citation>31</text:note-citation><text:note-body><text:p text:style-name="P13">Display advertising, <text:span text:style-name="T35">The Daily Mail</text:span><text:span text:style-name="T42">, 17.04.54 p6</text:span></text:p></text:note-body></text:note></text:span><text:span text:style-name="T96"> and "Nantcol" from Synchemicals.</text:span><text:span text:style-name="T96"><text:note text:id="ftn33" text:note-class="footnote"><text:note-citation>32</text:note-citation><text:note-body><text:p text:style-name="P2"><text:span text:style-name="T1">"Weeding out the Weed-Killers." </text:span><text:span text:style-name="T5">The Daily Mail</text:span><text:span text:style-name="T7">, 18.09.1971, 19.</text:span></text:p></text:note-body></text:note></text:span><text:span text:style-name="T96"> However, when branded it did not lose its true chemical identity, as sodium chlorate remained present on the label. Gardeners opened their tins to find s</text:span>odium chlorate in the form of crystals, like salt, which could be applied dry <text:span text:style-name="T63">to individual weeds</text:span> or dissolved in water <text:span text:style-name="T63">and sprayed on a large area</text:span>. There was a <text:span text:style-name="T96">long known, if perhaps too-little-known </text:span>problem with this chemical <text:span text:style-name="T66">as</text:span> when the solution soaked into gloves or other textiles, then dried, the friction from wearing the sodium chlorate impregnated garment caused the chemical to ignite or explode. <text:s/><text:span text:style-name="T96">Th</text:span>e National Allotment Society initially described <text:span text:style-name="T96">this danger </text:span>as an inflammable gas given off as the garment dried, but after doing some more research, gave their readers a comprehensive description of the action of friction <text:span text:style-name="T63">and advised users to rinse in clean water any items that had become impregnated with chlorate solution</text:span>.<text:note text:id="ftn34" text:note-class="footnote"><text:note-citation>33</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98">The tendency to dissolve, then to impregnate and ignite absorbant substances may also explain the chemical's usual packaging of metalic tins. </text:span></text:p>
      <text:p text:style-name="P25"/>
      <text:p text:style-name="P38">This danger <text:span text:style-name="T96">of fire </text:span>was considered preferable to the <text:span text:style-name="T96">danger of poisoning by </text:span>arsenical weedkillers, and the unpleasant handling qualities of tar-based compounds, reasons <text:span text:style-name="T96">provided by the</text:span> NA<text:span text:style-name="T95">S</text:span> <text:span text:style-name="T96">to </text:span>explain why <text:span text:style-name="T96">sodium chlorate was a</text:span> popular <text:span text:style-name="T96">option among amateur gardeners for weed control</text:span>.<text:note text:id="ftn35" text:note-class="footnote"><text:note-citation>34</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text:soft-page-break/>Not all recommendations for sodium chlorate came with detailed information about safety, <text:span text:style-name="T71">and not all users received the same warnings. For instance, when discussed in the agricultural news column, the fire risks of the chemical were outlined and compared to calcium chlorate which did not, but this information was not included in the praise for sodium chlorate presented in the gardening column,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36" text:note-class="footnote"><text:note-citation>35</text:note-citation><text:note-body><text:p text:style-name="Footnote"><text:span text:style-name="T1">Reed, F. J. </text:span><text:span text:style-name="T5">Lawns and Playing Fields</text:span><text:span text:style-name="T7">. <text:s/>London: Faber and Faber, 1950.</text:span></text:p></text:note-body></text:note> <text:span text:style-name="T64">This can be c</text:span>ompared to Sprague, writing in 1940, who urged users to avoid spilling <text:span text:style-name="T64">neither the crystals or </text:span>the solution on wooden surfaces, and to throughly rinse anything that contacted the solution in clean water to avoid fires.<text:note text:id="ftn37" text:note-class="footnote"><text:note-citation>36</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could demonstrate that by 1950 when Reed was writing, these precautions were common knowledge or perhaps that Sprague's American audience were more safety conscious. <text:span text:style-name="T72">The chief concern expressed in </text:span><text:span text:style-name="T38">The Times </text:span><text:span text:style-name="T72">was sodium chlorate's propensity to seep into non-target areas, especially in wet weather.</text:span><text:span text:style-name="T72"><text:note text:id="ftn38" text:note-class="footnote"><text:note-citation>37</text:note-citation><text:note-body><text:p text:style-name="P2"><text:span text:style-name="T30">A </text:span><text:span text:style-name="T1">Correspondent. "Weary Battle against the Weeds." </text:span><text:span text:style-name="T5">The Times</text:span><text:span text:style-name="T7">, 21/03/1959, 9.</text:span></text:p></text:note-body></text:note></text:span><text:span text:style-name="T72"> Although it had recommended the use of sodium chlorate for clearing bindweed, paths, killing docks and for putting on newly cut tree stumps, it was not until 1959 that </text:span><text:span text:style-name="T38">The Daily Mail</text:span><text:span text:style-name="T72">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72"><text:note text:id="ftn39" text:note-class="footnote"><text:note-citation>38</text:note-citation><text:note-body><text:p text:style-name="P2"><text:span text:style-name="T1">"The Best Way to Keep Paths Free of Weeds." </text:span><text:span text:style-name="T5">The Daily Mail</text:span><text:span text:style-name="T7">, 13 June 1959.</text:span></text:p></text:note-body></text:note></text:span></text:p>
      <text:p text:style-name="P39"/>
      <text:p text:style-name="P40"/>
      <text:p text:style-name="P25"/>
      <text:p text:style-name="P26">The explosive nature of sodium chlorate provided entertainment for anyone pyrotechnically <text:soft-page-break/>inclined, with sodium chlorate sometimes being substituted for potassium chlorate in homemade bangers. <text:span text:style-name="T67">The principle users of sodium chlorate for this purpose were boys. Between 1956 and 1966, 242 young people had been injured by home made explosives containing sodium chlorate.</text:span><text:span text:style-name="T67"><text:note text:id="ftn40" text:note-class="footnote"><text:note-citation>39</text:note-citation><text:note-body><text:p text:style-name="P15">"Home made explosives (accidents)" HC Deb 28 June 1966 vol 730 cc250-1W</text:p></text:note-body></text:note></text:span><text:span text:style-name="T67">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6"/>
      <text:p text:style-name="P26"><text:span text:style-name="T67">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67"><text:note text:id="ftn41" text:note-class="footnote"><text:note-citation>40</text:note-citation><text:note-body><text:p text:style-name="P15">"Sodium chlorate" HC Deb 21 December 1961 vol 651 c178W</text:p></text:note-body></text:note></text:span><text:span text:style-name="T67"> In 1970, Boots sent out a special announcement to all of its shops, requesting that the tins of sodium chlorate be displayed out of the reach of children, and to affix self adhesive labels declaring that it should not be sold to children under 18 ought to be to all stock. Future batches would have this information printed on the label.</text:span><text:span text:style-name="T67"><text:note text:id="ftn42" text:note-class="footnote"><text:note-citation>41</text:note-citation><text:note-body><text:p text:style-name="P17">Boots, Home and Garden. "Special Announcement: Sodium Chlorate." news release, 18 May 1970, 1970.</text:p></text:note-body></text:note></text:span><text:span text:style-name="T67"> The long delay between the discussions and one of the major retailers of sodium chlorate taking steps to restrict the chemical may indicate the opposition to tighter controls, or the difficulty in implementing them.</text:span></text:p>
      <text:p text:style-name="P27"/>
      <text:p text:style-name="P28"><text:span text:style-name="T67">Hansard records the concern expressed by parliamentarians regarding attraction of youths to make fireworks using the weedkiller, which were not just restricted to November and Guy Fawkes night as spring and summer questions from MP for Chichester Mr Walter Loveys'</text:span><text:span text:style-name="T67"><text:note text:id="ftn43" text:note-class="footnote"><text:note-citation>42</text:note-citation><text:note-body><text:p text:style-name="P14">HC Deb 08 July 1965 vol 715 c289W, and HC Deb 15 July 1965 vol 716 c106W</text:p></text:note-body></text:note></text:span><text:span text:style-name="T67"> and MP for Montgomeryshire Emlyn Hoosan's</text:span><text:span text:style-name="T67"><text:note text:id="ftn44" text:note-class="footnote"><text:note-citation>43</text:note-citation><text:note-body><text:p text:style-name="P15">HC Deb 18 May 1966 vol 728 cc266-7W, HC Deb 28 June 1966 vol 730 cc250-1W and HC Deb 30 June 1966 vol 730 cc2183-4</text:p></text:note-body></text:note></text:span><text:span text:style-name="T67"> demonstrate. Records of fireworks injuries collated by the Inspectors of Explosives, specifically focussing on the period between 11</text:span><text:span text:style-name="T76">th</text:span><text:span text:style-name="T67"> October and 7</text:span><text:span text:style-name="T76">th</text:span><text:span text:style-name="T67"> </text:span><text:soft-page-break/><text:span text:style-name="T67">November showed that home made explosives, although accountable for some accidents, were responsible for fewer than commercially bought fireworks. For example, in 1970, home made fireworks were responsible for 4% accidents, compared to bangers at 31% or display fireworks 21%. <text:s/>The total number of accidents decreased each year from 1965 to 1970, with home made explosives following that same trend.</text:span><text:span text:style-name="T67"><text:note text:id="ftn45" text:note-class="footnote"><text:note-citation>44</text:note-citation><text:note-body><text:p text:style-name="P11"><text:span text:style-name="T1">"Report of Her Majesty's Inspectors of Explosives for the Year Ended 31st December 1970." London: Home Office, 1971. </text:span><text:span text:style-name="T29">p36</text:span></text:p></text:note-body></text:note></text:span><text:span text:style-name="T67"> A large educational campaign, including a graphic and forceful BBC documentary Remember Remember, was credited with having achieved this reduction.</text:span></text:p>
      <text:p text:style-name="P29"/>
      <text:p text:style-name="P29"><text:span text:style-name="T67">Dr Hugh Black of Her Majesty's Inspectorate of Explosives recommended that science teachers left out this information from their classes.</text:span><text:span text:style-name="T67"><text:note text:id="ftn46" text:note-class="footnote"><text:note-citation>45</text:note-citation><text:note-body><text:p text:style-name="P2"><text:span text:style-name="T1">"Two Bob Bombs Menace Children." </text:span><text:span text:style-name="T5">The Daily Mail</text:span><text:span text:style-name="T7">, 20.08.64, 1.</text:span></text:p></text:note-body></text:note></text:span><text:span text:style-name="T67"> Some parliamentarians queried whether sodium chlorate could be sold as a liquid, although other more scientifically competent reminded them that anyone dedicated to making an explosive could circumvent a liquid formulation by evaporating out the chemical.</text:span><text:span text:style-name="T67"><text:note text:id="ftn47" text:note-class="footnote"><text:note-citation>46</text:note-citation><text:note-body><text:p text:style-name="P8">Hansard</text:p></text:note-body></text:note></text:span><text:span text:style-name="T67"> However, by 1970, ICI advertised their sodium chlorate weedkiller as containing fire depressant,</text:span><text:span text:style-name="T67"><text:note text:id="ftn48" text:note-class="footnote"><text:note-citation>47</text:note-citation><text:note-body><text:p text:style-name="P2"><text:span text:style-name="T1">"May in the Garden with </text:span><text:span text:style-name="T31">ICI</text:span><text:span text:style-name="T1">." </text:span><text:span text:style-name="T6">The Daily </text:span><text:span text:style-name="T18">Mail, </text:span><text:span text:style-name="T17">02.05.70</text:span><text:span text:style-name="T1"> 1970, </text:span><text:span text:style-name="T32">9</text:span><text:span text:style-name="T1">.</text:span></text:p></text:note-body></text:note></text:span><text:span text:style-name="T67"> showing that the company were keen to avoid their amateur gardening products being connected with fires, and although left unstated also implicitly explosions, so accordingly adjusted the formulation and marketing of their product.</text:span></text:p>
      <text:p text:style-name="P27"/>
      <text:p text:style-name="P41">However, entertainment was not the only reason for mixing home made explosives. As well as bangers, bombs were also made. <text:span text:style-name="T68">Newspapers dubbed them "two bob bombs", referring to their inexpensive nature. The same principle as bangers, but generally larger, the bomb makers sought revenge, fear and damage, with examples reported in newspapers of a disgruntled customer,</text:span><text:span text:style-name="T68"><text:note text:id="ftn49" text:note-class="footnote"><text:note-citation>48</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68"> a </text:span><text:soft-page-break/><text:span text:style-name="T68">jilted husband.</text:span><text:span text:style-name="T68"><text:note text:id="ftn50" text:note-class="footnote"><text:note-citation>49</text:note-citation><text:note-body><text:p text:style-name="P2"><text:span text:style-name="T1">"Son-in-Law 'Blew up Car with Sodium Bomb'." </text:span><text:span text:style-name="T5">The Daily Mail</text:span><text:span text:style-name="T7">, 03.10.1961 1961, 9.</text:span></text:p></text:note-body></text:note></text:span><text:span text:style-name="T68"> Invariably, these sodium chlorate bomb makers were men or boys. Sodium chlorate was not only a constituent of small bombs targeting individuals. It appeared on the 'Prohibited Chemicals' list,</text:span><text:span text:style-name="T68"><text:note text:id="ftn51" text:note-class="footnote"><text:note-citation>50</text:note-citation><text:note-body><text:p text:style-name="Footnote"/></text:note-body></text:note></text:span><text:span text:style-name="T68">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68"><text:note text:id="ftn52" text:note-class="footnote"><text:note-citation>51</text:note-citation><text:note-body><text:p text:style-name="P19">HO 144/23246 19 March 1941 letter to Dr Watts from <text:span text:style-name="T84">Gonne St Clair Pilcher</text:span></text:p></text:note-body></text:note></text:span><text:span text:style-name="T68"> </text:span></text:p>
      <text:p text:style-name="P30"/>
      <text:p text:style-name="P42">Poisoning was another use of sodium chlorate, with attempted poisonings being carried out by men and women. Sodium chlorate <text:span text:style-name="T69">was reported by a pathologist as tasting bitter, therefore noticeable and unsuitable for poisoning, but this did not stop people from trying, </text:span>allegedly <text:span text:style-name="T69">adding it to tea,</text:span><text:span text:style-name="T69"><text:note text:id="ftn53" text:note-class="footnote"><text:note-citation>52</text:note-citation><text:note-body><text:p text:style-name="Footnote"/></text:note-body></text:note></text:span><text:span text:style-name="T69"> All-bran cereal</text:span><text:span text:style-name="T69"><text:note text:id="ftn54" text:note-class="footnote"><text:note-citation>53</text:note-citation><text:note-body><text:p text:style-name="Footnote"/></text:note-body></text:note></text:span><text:span text:style-name="T69"> and squash.</text:span><text:span text:style-name="T69"><text:note text:id="ftn55" text:note-class="footnote"><text:note-citation>54</text:note-citation><text:note-body><text:p text:style-name="Footnote"/></text:note-body></text:note></text:span><text:span text:style-name="T69"> Sodium chlorate does not appear to have been especially prevalent for deliberate self poisonings, or suicides. </text:span></text:p>
      <text:p text:style-name="P30"/>
      <text:p text:style-name="P30">Other than autumnal calls for controls on sales to children, the chemical remained on sale until 2004 [CHECK DATE]. When its withdrawal from the market was announced, devotees stockpiled the chemical and lamented the loss of such an effective weedkiller. </text:p>
      <text:p text:style-name="P24">[is this at all related to anti terrorism efforts?]</text:p>
      <text:p text:style-name="P24"/>
      <text:p text:style-name="P24">Sodium chlorate is a very effective weedkiller, but it also remains so for several months. For gardeners who want to be able to use the area soon after ridding it of weeds, a different product was <text:soft-page-break/>needed. <text:span text:style-name="T39">Link to paraquat case study</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6</text:page-number></text:p>
      </style:header>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01T17:25:02.598537000</dc:date>
    <meta:editing-duration>P5DT8H55M47S</meta:editing-duration>
    <meta:editing-cycles>48</meta:editing-cycles>
    <meta:generator>LibreOffice/4.2.4.2$MacOSX_x86 LibreOffice_project/63150712c6d317d27ce2db16eb94c2f3d7b699f8</meta:generator>
    <meta:document-statistic meta:table-count="0" meta:image-count="0" meta:object-count="0" meta:page-count="16" meta:paragraph-count="92" meta:word-count="4739" meta:character-count="29654" meta:non-whitespace-character-count="24965"/>
  </office:meta>
</office:document-meta>
</file>